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tlinSerializationBinaryEncoder.encodeValue( Object value , DataBufferFactory bufferFactory , ResolvableType valueType , @ Nullable MimeType mimeType , @ Nullable Map &lt; String , Object &gt; h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KotlinSerializationBinaryEncoder.encode( Publisher &lt; ? &gt; inputStream , DataBufferFactory bufferFactory , ResolvableType elementType , @ Nullable MimeType mimeType , @ Nullable Map &lt; String , Object &gt; h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KotlinSerializationBinaryEncoder.getEncodable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BinaryEncoder.getEncodableMimeTypes( ResolvableType elem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BinaryEncoder.canEncode( ResolvableType elementType , @ Nullable MimeType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BinaryEncoder.KotlinSerializationBinaryEncoder( T format , MimeType ... supportedMim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